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96596" officeooo:paragraph-rsid="00196596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96596" officeooo:paragraph-rsid="00196596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96596" officeooo:paragraph-rsid="0022314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style:text-underline-style="solid" style:text-underline-width="auto" style:text-underline-color="font-color" officeooo:rsid="00196596" officeooo:paragraph-rsid="00196596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255a52" officeooo:paragraph-rsid="00255a52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255a52" officeooo:paragraph-rsid="00273e4e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255a52" officeooo:paragraph-rsid="002bfd73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normal" officeooo:rsid="00196596" officeooo:paragraph-rsid="00255a52" style:font-size-asian="40pt" style:font-weight-asian="normal" style:font-size-complex="4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officeooo:rsid="00196596" officeooo:paragraph-rsid="00196596" style:font-size-asian="19.25pt" style:font-size-complex="2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2pt" style:text-underline-style="none" officeooo:rsid="00196596" officeooo:paragraph-rsid="00196596" style:font-size-asian="19.25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style:text-underline-style="none" officeooo:rsid="00196596" officeooo:paragraph-rsid="00196596" style:font-size-asian="19.25pt" style:font-size-complex="2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22pt" style:text-underline-style="none" officeooo:rsid="00196596" officeooo:paragraph-rsid="00196596" style:font-size-asian="19.25pt" style:font-size-complex="2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22pt" style:text-underline-style="none" officeooo:rsid="00196596" officeooo:paragraph-rsid="002bfd73" style:font-size-asian="19.25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2pt" style:text-underline-style="none" officeooo:rsid="00196596" officeooo:paragraph-rsid="00196596" style:font-size-asian="19.25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196596" style:font-size-asian="22.75pt" style:font-size-complex="26pt"/>
    </style:style>
    <style:style style:name="P16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1b8c38" style:font-size-asian="22.75pt" style:font-size-complex="26pt"/>
    </style:style>
    <style:style style:name="P17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1c8540" style:font-size-asian="22.75pt" style:font-size-complex="26pt"/>
    </style:style>
    <style:style style:name="P18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22314f" style:font-size-asian="22.75pt" style:font-size-complex="26pt"/>
    </style:style>
    <style:style style:name="P19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255a52" style:font-size-asian="22.75pt" style:font-size-complex="26pt"/>
    </style:style>
    <style:style style:name="P20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25d7e5" style:font-size-asian="22.75pt" style:font-size-complex="26pt"/>
    </style:style>
    <style:style style:name="P21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officeooo:rsid="00196596" officeooo:paragraph-rsid="00273e4e" style:font-size-asian="22.75pt" style:font-size-complex="26pt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196596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1b8c38" style:font-size-asian="15.75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1c8540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22314f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255a52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25d7e5" style:font-size-asian="15.75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officeooo:rsid="00196596" officeooo:paragraph-rsid="00273e4e" style:font-size-asian="15.75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1a30a0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1b8c38" style:font-size-asian="15.75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1c8540" style:font-size-asian="15.75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22314f" style:font-size-asian="15.75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255a52" style:font-size-asian="15.75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25d7e5" style:font-size-asian="15.75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officeooo:rsid="001a30a0" officeooo:paragraph-rsid="00273e4e" style:font-size-asian="15.75pt" style:font-size-complex="18pt"/>
    </style:style>
    <style:style style:name="T1" style:family="text">
      <style:text-properties officeooo:rsid="001b8c38"/>
    </style:style>
    <style:style style:name="T2" style:family="text">
      <style:text-properties officeooo:rsid="001c8540"/>
    </style:style>
    <style:style style:name="T3" style:family="text">
      <style:text-properties officeooo:rsid="001f48b6"/>
    </style:style>
    <style:style style:name="T4" style:family="text">
      <style:text-properties officeooo:rsid="0022314f"/>
    </style:style>
    <style:style style:name="T5" style:family="text">
      <style:text-properties officeooo:rsid="00244bae"/>
    </style:style>
    <style:style style:name="T6" style:family="text">
      <style:text-properties officeooo:rsid="00255a52"/>
    </style:style>
    <style:style style:name="T7" style:family="text">
      <style:text-properties officeooo:rsid="0025d7e5"/>
    </style:style>
    <style:style style:name="T8" style:family="text">
      <style:text-properties officeooo:rsid="00273e4e"/>
    </style:style>
    <style:style style:name="T9" style:family="text">
      <style:text-properties officeooo:rsid="00283b4b"/>
    </style:style>
    <style:style style:name="T10" style:family="text">
      <style:text-properties officeooo:rsid="002bfd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ARTEMIS LI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DEX</text:p>
      <text:p text:style-name="P9"/>
      <text:p text:style-name="P9"/>
      <text:list xml:id="list1834170377" text:style-name="L1">
        <text:list-item>
          <text:p text:style-name="P10">String</text:p>
          <text:p text:style-name="P10"/>
        </text:list-item>
        <text:list-item>
          <text:p text:style-name="P10">Math</text:p>
          <text:p text:style-name="P10"/>
        </text:list-item>
        <text:list-item>
          <text:p text:style-name="P10">Display</text:p>
          <text:p text:style-name="P10"/>
        </text:list-item>
        <text:list-item>
          <text:p text:style-name="P10">Digits</text:p>
          <text:p text:style-name="P10"/>
        </text:list-item>
        <text:list-item>
          <text:p text:style-name="P10">Data structures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">STRING</text:p>
      <text:p text:style-name="P14"/>
      <text:list xml:id="list3008491572" text:style-name="L2">
        <text:list-item>
          <text:p text:style-name="P12">a_len_to_char</text:p>
        </text:list-item>
        <text:list-item>
          <text:p text:style-name="P12">a_strcat</text:p>
        </text:list-item>
        <text:list-item>
          <text:p text:style-name="P12">a_strcmp</text:p>
        </text:list-item>
        <text:list-item>
          <text:p text:style-name="P12">a_strlen</text:p>
        </text:list-item>
        <text:list-item>
          <text:p text:style-name="P12">a_trim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STRING</text:p>
      <text:p text:style-name="P4"/>
      <text:p text:style-name="P15">a_len_to_char</text:p>
      <text:p text:style-name="P22"/>
      <text:p text:style-name="P22"><text:span text:style-name="T1">a</text:span>_len_to_char take two parameters a string and a character it return the len to the first appearances of the character.</text:p>
      <text:p text:style-name="P22"/>
      <text:p text:style-name="P22">eg.</text:p>
      <text:p text:style-name="P29">a_len_to_char(“Hello world!”, ‘o’);</text:p>
      <text:p text:style-name="P29">return 4;</text:p>
      <text:p text:style-name="P29"/>
      <text:p text:style-name="P16">a_<text:span text:style-name="T1">strcat</text:span></text:p>
      <text:p text:style-name="P23"/>
      <text:p text:style-name="P23"><text:span text:style-name="T1">a_strcat</text:span> take two <text:span text:style-name="T1">strings in parameter</text:span> it return the <text:span text:style-name="T1">concatenation of the two string. The memory space for the new string is already allocate.</text:span></text:p>
      <text:p text:style-name="P23"/>
      <text:p text:style-name="P23">eg.</text:p>
      <text:p text:style-name="P30"><text:span text:style-name="T1">char *string = </text:span>a_len_to_char(“Hello”, “ world!”);</text:p>
      <text:p text:style-name="P30"><text:span text:style-name="T1">string is equal to</text:span> “<text:span text:style-name="T1">Hello world!</text:span>”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text:soft-page-break/>STRING</text:p>
      <text:p text:style-name="P17"/>
      <text:p text:style-name="P17">a_<text:span text:style-name="T1">strc</text:span><text:span text:style-name="T2">mp</text:span></text:p>
      <text:p text:style-name="P24"/>
      <text:p text:style-name="P24"><text:span text:style-name="T1">a_str</text:span><text:span text:style-name="T2">cmp </text:span>take two <text:span text:style-name="T1">strings in parameter</text:span> it return t<text:span text:style-name="T2">0 if the two string are strictly equal, else it return the ASCII difference between the first different character.</text:span></text:p>
      <text:p text:style-name="P24"/>
      <text:p text:style-name="P24"/>
      <text:p text:style-name="P24">eg.</text:p>
      <text:p text:style-name="P31">a_<text:span text:style-name="T2">strcmp</text:span>(“Hello”, “<text:span text:style-name="T2">Hello</text:span>”);</text:p>
      <text:p text:style-name="P31"><text:span text:style-name="T2">return 0</text:span>;</text:p>
      <text:p text:style-name="P31"/>
      <text:p text:style-name="P31">a_<text:span text:style-name="T2">strcmp</text:span>(“Hello”, “<text:span text:style-name="T2">Hella</text:span>”);</text:p>
      <text:p text:style-name="P31"><text:span text:style-name="T2">return </text:span><text:span text:style-name="T3">14</text:span>;</text:p>
      <text:p text:style-name="P22"/>
      <text:p text:style-name="P18">a_<text:span text:style-name="T1">str</text:span><text:span text:style-name="T4">len</text:span></text:p>
      <text:p text:style-name="P18"/>
      <text:p text:style-name="P25"><text:span text:style-name="T1">a_str</text:span><text:span text:style-name="T4">len</text:span><text:span text:style-name="T2"> </text:span>take <text:span text:style-name="T4">one string it return it’s length.</text:span></text:p>
      <text:p text:style-name="P25"/>
      <text:p text:style-name="P25"/>
      <text:p text:style-name="P25">eg.</text:p>
      <text:p text:style-name="P32">a_<text:span text:style-name="T2">str</text:span><text:span text:style-name="T4">len</text:span>(“Hello <text:span text:style-name="T4">world!</text:span>”);</text:p>
      <text:p text:style-name="P32"><text:span text:style-name="T2">return </text:span><text:span text:style-name="T5">12</text:span>;</text:p>
      <text:p text:style-name="P32"/>
      <text:p text:style-name="P19"/>
      <text:p text:style-name="P19"/>
      <text:p text:style-name="P8"><text:soft-page-break/>STRING</text:p>
      <text:p text:style-name="P19"/>
      <text:p text:style-name="P19">a_<text:span text:style-name="T6">trim</text:span></text:p>
      <text:p text:style-name="P19"/>
      <text:p text:style-name="P26"><text:span text:style-name="T1">a_</text:span><text:span text:style-name="T6">trim</text:span><text:span text:style-name="T2"> </text:span>take <text:span text:style-name="T4">one string </text:span><text:span text:style-name="T6">and return the same string without space before first character.</text:span></text:p>
      <text:p text:style-name="P26"/>
      <text:p text:style-name="P26"/>
      <text:p text:style-name="P26">eg.</text:p>
      <text:p text:style-name="P33">a_<text:span text:style-name="T6">trim</text:span>(“ <text:s/>Hello <text:span text:style-name="T4">world!</text:span>”);</text:p>
      <text:p text:style-name="P33"><text:span text:style-name="T2">return “</text:span><text:span text:style-name="T6">Hello world!</text:span><text:span text:style-name="T2">”</text:span>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MATH</text:p>
      <text:p text:style-name="P5"/>
      <text:list xml:id="list11426655091138" text:continue-numbering="true" text:style-name="L2">
        <text:list-item>
          <text:p text:style-name="P13">a_<text:span text:style-name="T10">abs</text:span></text:p>
        </text:list-item>
        <text:list-item>
          <text:p text:style-name="P13">a_<text:span text:style-name="T10">pow</text:span></text:p>
        </text:list-item>
        <text:list-item>
          <text:p text:style-name="P13">a_s<text:span text:style-name="T10">qrt</text:span></text:p>
          <text:p text:style-name="P1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MATH</text:p>
      <text:p text:style-name="P19"/>
      <text:p text:style-name="P19">a_<text:span text:style-name="T6">abs</text:span></text:p>
      <text:p text:style-name="P19"/>
      <text:p text:style-name="P26"><text:span text:style-name="T1">a_</text:span><text:span text:style-name="T7">abs take a integer and return in’s absolute value.</text:span></text:p>
      <text:p text:style-name="P26"/>
      <text:p text:style-name="P26">eg.</text:p>
      <text:p text:style-name="P33">a_<text:span text:style-name="T7">abs</text:span>(<text:span text:style-name="T7">8</text:span>);</text:p>
      <text:p text:style-name="P33"><text:span text:style-name="T2">return </text:span><text:span text:style-name="T7">8</text:span>;</text:p>
      <text:p text:style-name="P33"/>
      <text:p text:style-name="P34">a_<text:span text:style-name="T7">abs</text:span>(-<text:span text:style-name="T7">8</text:span>);</text:p>
      <text:p text:style-name="P34"><text:span text:style-name="T2">return </text:span><text:span text:style-name="T7">8</text:span>;</text:p>
      <text:p text:style-name="P20"/>
      <text:p text:style-name="P20">a_<text:span text:style-name="T7">power</text:span></text:p>
      <text:p text:style-name="P20"/>
      <text:p text:style-name="P27"><text:span text:style-name="T1">a_</text:span><text:span text:style-name="T7">power take two integer and return the first number elevate to the the second.</text:span></text:p>
      <text:p text:style-name="P27"/>
      <text:p text:style-name="P27">eg.</text:p>
      <text:p text:style-name="P34">a_<text:span text:style-name="T7">pow</text:span>(<text:span text:style-name="T7">2, 4</text:span>);</text:p>
      <text:p text:style-name="P34"><text:span text:style-name="T2">return </text:span><text:span text:style-name="T7">16</text:span>;</text:p>
      <text:p text:style-name="P34"/>
      <text:p text:style-name="P34">a_<text:span text:style-name="T7">pow(3, 3</text:span>);</text:p>
      <text:p text:style-name="P34"><text:soft-page-break/><text:span text:style-name="T2">return </text:span><text:span text:style-name="T7">9</text:span>;</text:p>
      <text:p text:style-name="P34"/>
      <text:p text:style-name="P34"/>
      <text:p text:style-name="P34"/>
      <text:p text:style-name="P6">MATH</text:p>
      <text:p text:style-name="P21">a_<text:span text:style-name="T8">sqrt</text:span></text:p>
      <text:p text:style-name="P21"/>
      <text:p text:style-name="P28"><text:span text:style-name="T1">a_</text:span><text:span text:style-name="T8">sqrt</text:span><text:span text:style-name="T7"> take </text:span><text:span text:style-name="T8">one</text:span><text:span text:style-name="T7"> integer and return </text:span><text:span text:style-name="T8">it’s square root</text:span><text:span text:style-name="T7">.</text:span></text:p>
      <text:p text:style-name="P28"/>
      <text:p text:style-name="P28">eg.</text:p>
      <text:p text:style-name="P35">a_<text:span text:style-name="T7">pow</text:span>(<text:span text:style-name="T8">16</text:span>);</text:p>
      <text:p text:style-name="P35"><text:span text:style-name="T2">return </text:span><text:span text:style-name="T9">4</text:span>;</text:p>
      <text:p text:style-name="P35"/>
      <text:p text:style-name="P35">a_<text:span text:style-name="T9">sqrt</text:span><text:span text:style-name="T7">(</text:span><text:span text:style-name="T9">9</text:span>);</text:p>
      <text:p text:style-name="P35"><text:span text:style-name="T2">return </text:span><text:span text:style-name="T9">3</text:span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er_20_right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/<text:page-count>9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00:33:35.975798721</meta:creation-date>
    <dc:date>2022-06-22T01:14:24.559441244</dc:date>
    <meta:editing-duration>PT30M36S</meta:editing-duration>
    <meta:editing-cycles>11</meta:editing-cycles>
    <meta:generator>LibreOffice/7.1.8.1$Linux_X86_64 LibreOffice_project/10$Build-1</meta:generator>
    <meta:document-statistic meta:table-count="0" meta:image-count="0" meta:object-count="0" meta:page-count="9" meta:paragraph-count="76" meta:word-count="239" meta:character-count="1397" meta:non-whitespace-character-count="1246"/>
  </office:meta>
</office:document-meta>
</file>